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8pt" fo:language="es" fo:country="CR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text-properties fo:language="es" fo:country="CR" officeooo:rsid="0012160b" officeooo:paragraph-rsid="0012160b"/>
    </style:style>
    <style:style style:name="P3" style:family="paragraph" style:parent-style-name="Heading_20_3">
      <style:text-properties fo:language="es" fo:country="CR"/>
    </style:style>
    <style:style style:name="P4" style:family="paragraph" style:parent-style-name="Heading_20_3">
      <style:text-properties fo:language="es" fo:country="CR" officeooo:paragraph-rsid="0012160b"/>
    </style:style>
    <style:style style:name="P5" style:family="paragraph" style:parent-style-name="Subtitle">
      <style:paragraph-properties fo:text-align="center" style:justify-single-word="false"/>
      <style:text-properties fo:font-size="11pt" fo:language="es" fo:country="CR" officeooo:paragraph-rsid="0012160b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fo:font-size="11pt" fo:language="es" fo:country="CR" officeooo:rsid="0012160b" officeooo:paragraph-rsid="0012160b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fo:font-size="11pt" fo:language="es" fo:country="CR" officeooo:paragraph-rsid="0012160b" style:font-size-asian="11pt" style:font-size-complex="11pt"/>
    </style:style>
    <style:style style:name="P8" style:family="paragraph" style:parent-style-name="Text_20_body">
      <style:text-properties fo:language="es" fo:country="CR"/>
    </style:style>
    <style:style style:name="P9" style:family="paragraph" style:parent-style-name="Text_20_body">
      <style:paragraph-properties fo:text-align="center" style:justify-single-word="false"/>
      <style:text-properties fo:language="es" fo:country="CR" officeooo:paragraph-rsid="0012160b"/>
    </style:style>
    <style:style style:name="P10" style:family="paragraph" style:parent-style-name="Text_20_body">
      <style:text-properties fo:language="es" fo:country="CR" officeooo:paragraph-rsid="0012160b"/>
    </style:style>
    <style:style style:name="P11" style:family="paragraph" style:parent-style-name="Text_20_body">
      <style:paragraph-properties fo:break-before="page"/>
      <style:text-properties fo:language="es" fo:country="CR"/>
    </style:style>
    <style:style style:name="P12" style:family="paragraph" style:parent-style-name="Title">
      <style:paragraph-properties fo:text-align="center" style:justify-single-word="false"/>
      <style:text-properties fo:language="es" fo:country="CR" officeooo:rsid="0012160b" officeooo:paragraph-rsid="0012160b"/>
    </style:style>
    <style:style style:name="T1" style:family="text">
      <style:text-properties officeooo:rsid="0012160b"/>
    </style:style>
    <style:style style:name="T2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222222" fo:font-size="10.5pt" fo:letter-spacing="normal" fo:font-style="normal" fo:font-weight="normal"/>
    </style:style>
    <style:style style:name="T4" style:family="text">
      <style:text-properties fo:font-variant="normal" fo:text-transform="none" fo:color="#222222" fo:letter-spacing="normal" fo:font-style="normal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style:font-name="Liberation Serif" fo:font-size="18pt" fo:font-weight="bold" officeooo:rsid="0012160b" style:font-size-asian="18pt" style:font-weight-asian="bold" style:font-size-complex="18pt" style:font-weight-complex="bold"/>
    </style:style>
    <style:style style:name="T7" style:family="text">
      <style:text-properties fo:font-size="14pt" officeooo:rsid="0012160b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rea Extraclase #2</text:p>
      <text:p text:style-name="P5"><text:span text:style-name="T1">Algortimos y Estructuras de Datos II</text:span></text:p>
      <text:p text:style-name="P5"><text:span text:style-name="T1">Instituto tecnológico de Costa Rica</text:span></text:p>
      <text:p text:style-name="P5"><text:span text:style-name="T1">Prof. Antonio González Torres</text:span></text:p>
      <text:p text:style-name="P6"/>
      <text:p text:style-name="P6">José Alejandro Chavarría Madriz</text:p>
      <text:p text:style-name="P7"><text:span text:style-name="T1">Natalia González Bermúdez </text:span></text:p>
      <text:p text:style-name="P9"><text:span text:style-name="T7"/></text:p>
      <text:h text:style-name="P2" text:outline-level="1">Adapter </text:h>
      <text:p text:style-name="P10"/>
      <text:h text:style-name="P3" text:outline-level="3">Propósito </text:h>
      <text:h text:style-name="P3" text:outline-level="3"/>
      <text:h text:style-name="P3" text:outline-level="3">Estructura</text:h>
      <text:h text:style-name="P3" text:outline-level="3"/>
      <text:h text:style-name="P3" text:outline-level="3">Contexto</text:h>
      <text:p text:style-name="P11"/>
      <text:h text:style-name="P1" text:outline-level="1"><text:span text:style-name="T1">Fa</text:span><text:span text:style-name="T4">ç</text:span><text:span text:style-name="T1">ade</text:span></text:h>
      <text:p text:style-name="P8"><text:span text:style-name="T6"/></text:p>
      <text:h text:style-name="P4" text:outline-level="3">Proposito </text:h>
      <text:h text:style-name="P4" text:outline-level="3"/>
      <text:h text:style-name="P4" text:outline-level="3">Estructura</text:h>
      <text:h text:style-name="P4" text:outline-level="3"/>
      <text:h text:style-name="P4" text:outline-level="3">Contexto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10:49:30.418353689</meta:creation-date>
    <dc:date>2020-03-14T11:02:12.873545674</dc:date>
    <meta:editing-duration>PT2M12S</meta:editing-duration>
    <meta:editing-cycles>1</meta:editing-cycles>
    <meta:document-statistic meta:table-count="0" meta:image-count="0" meta:object-count="0" meta:page-count="2" meta:paragraph-count="14" meta:word-count="33" meta:character-count="246" meta:non-whitespace-character-count="223"/>
    <meta:generator>LibreOffice/6.3.5.2$Linux_X86_64 LibreOffice_project/30$Build-2</meta:generator>
  </office:meta>
</office:document-meta>
</file>